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fo:color="#55308d" loext:opacity="100%" officeooo:paragraph-rsid="0009a7e7"/>
    </style:style>
    <style:style style:name="P2" style:family="paragraph" style:parent-style-name="Heading_20_1">
      <loext:graphic-properties draw:fill="solid" draw:fill-color="#55308d"/>
      <style:paragraph-properties fo:background-color="#55308d">
        <style:tab-stops>
          <style:tab-stop style:position="6.6874in" style:type="right"/>
        </style:tab-stops>
      </style:paragraph-properties>
      <style:text-properties officeooo:paragraph-rsid="00114dc4"/>
    </style:style>
    <style:style style:name="P3" style:family="paragraph" style:parent-style-name="Text_20_body" style:list-style-name="L1">
      <style:paragraph-properties fo:text-align="start" style:justify-single-word="false"/>
      <style:text-properties style:use-window-font-color="true" loext:opacity="0%" fo:font-weight="bold" officeooo:rsid="0009a7e7" officeooo:paragraph-rsid="00114dc4" style:font-weight-asian="bold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style:use-window-font-color="true" loext:opacity="0%" officeooo:rsid="0009a7e7" officeooo:paragraph-rsid="00114dc4"/>
    </style:style>
    <style:style style:name="P5" style:family="paragraph" style:parent-style-name="Text_20_body" style:list-style-name="L1">
      <style:paragraph-properties fo:text-align="start" style:justify-single-word="false"/>
      <style:text-properties style:use-window-font-color="true" loext:opacity="0%" fo:font-weight="bold" officeooo:rsid="000b8124" officeooo:paragraph-rsid="00114dc4" style:font-weight-asian="bold" style:font-weight-complex="bold" style:text-overline-style="solid" style:text-overline-width="auto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officeooo:rsid="000fa364" officeooo:paragraph-rsid="00114dc4"/>
    </style:style>
    <style:style style:name="P7" style:family="paragraph" style:parent-style-name="Heading_20_1">
      <loext:graphic-properties draw:fill="solid" draw:fill-color="#55308d"/>
      <style:paragraph-properties fo:background-color="#55308d">
        <style:tab-stops>
          <style:tab-stop style:position="6.6874in" style:type="right"/>
        </style:tab-stops>
      </style:paragraph-properties>
      <style:text-properties officeooo:paragraph-rsid="0009a7e7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officeooo:rsid="00143f5b" officeooo:paragraph-rsid="00143f5b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tyle="italic" officeooo:rsid="001dd8b2" officeooo:paragraph-rsid="001dd8b2" style:font-style-asian="italic" style:font-style-complex="italic"/>
    </style:style>
    <style:style style:name="P11" style:family="paragraph" style:parent-style-name="Text_20_body" style:list-style-name="L2">
      <style:text-properties officeooo:rsid="001267ab" officeooo:paragraph-rsid="001267ab"/>
    </style:style>
    <style:style style:name="P12" style:family="paragraph" style:parent-style-name="Text_20_body" style:list-style-name="L2">
      <style:text-properties officeooo:rsid="001267ab" officeooo:paragraph-rsid="003159b4"/>
    </style:style>
    <style:style style:name="P13" style:family="paragraph" style:parent-style-name="Text_20_body" style:list-style-name="L3"/>
    <style:style style:name="P14" style:family="paragraph" style:parent-style-name="Text_20_body" style:list-style-name="L4">
      <style:text-properties officeooo:paragraph-rsid="003159b4"/>
    </style:style>
    <style:style style:name="P15" style:family="paragraph" style:parent-style-name="Heading_20_3">
      <style:text-properties officeooo:paragraph-rsid="001dd8b2"/>
    </style:style>
    <style:style style:name="P16" style:family="paragraph" style:parent-style-name="Text_20_body" style:list-style-name="L2">
      <style:text-properties officeooo:rsid="001267ab" officeooo:paragraph-rsid="001dd8b2"/>
    </style:style>
    <style:style style:name="P17" style:family="paragraph" style:parent-style-name="Text_20_body" style:list-style-name="L2">
      <style:text-properties officeooo:rsid="001267ab" officeooo:paragraph-rsid="0034b95a"/>
    </style:style>
    <style:style style:name="P18" style:family="paragraph" style:parent-style-name="Text_20_body" style:list-style-name="L5">
      <style:text-properties officeooo:paragraph-rsid="001dd8b2"/>
    </style:style>
    <style:style style:name="P19" style:family="paragraph" style:parent-style-name="Text_20_body" style:list-style-name="L6">
      <style:text-properties officeooo:paragraph-rsid="00205dc8"/>
    </style:style>
    <style:style style:name="P20" style:family="paragraph" style:parent-style-name="Text_20_body" style:list-style-name="L2">
      <style:text-properties officeooo:rsid="001267ab" officeooo:paragraph-rsid="0032c2d6"/>
    </style:style>
    <style:style style:name="P21" style:family="paragraph" style:parent-style-name="Text_20_body" style:list-style-name="L7">
      <style:text-properties officeooo:paragraph-rsid="001dd8b2"/>
    </style:style>
    <style:style style:name="P22" style:family="paragraph" style:parent-style-name="Text_20_body" style:list-style-name="L8">
      <style:text-properties officeooo:paragraph-rsid="00205dc8"/>
    </style:style>
    <style:style style:name="P23" style:family="paragraph" style:parent-style-name="Text_20_body" style:list-style-name="L9">
      <style:text-properties officeooo:paragraph-rsid="001dd8b2"/>
    </style:style>
    <style:style style:name="P24" style:family="paragraph" style:parent-style-name="Text_20_body" style:list-style-name="L10">
      <style:text-properties officeooo:paragraph-rsid="00205dc8"/>
    </style:style>
    <style:style style:name="P25" style:family="paragraph" style:parent-style-name="Text_20_body">
      <style:paragraph-properties fo:text-align="start" style:justify-single-word="false"/>
      <style:text-properties style:use-window-font-color="true" loext:opacity="0%" officeooo:paragraph-rsid="0009a7e7"/>
    </style:style>
    <style:style style:name="P26" style:family="paragraph" style:parent-style-name="Heading_20_2">
      <style:paragraph-properties fo:text-align="start" style:justify-single-word="false"/>
      <style:text-properties fo:color="#55308d" loext:opacity="100%" officeooo:paragraph-rsid="00153515"/>
    </style:style>
    <style:style style:name="P27" style:family="paragraph" style:parent-style-name="Text_20_body" style:list-style-name="L11">
      <style:paragraph-properties fo:text-align="start" style:justify-single-word="false"/>
      <style:text-properties fo:color="#55308d" loext:opacity="100%" officeooo:rsid="00143f5b" officeooo:paragraph-rsid="00153515"/>
    </style:style>
    <style:style style:name="P28" style:family="paragraph" style:parent-style-name="Heading_20_1">
      <loext:graphic-properties draw:fill="solid" draw:fill-color="#55308d"/>
      <style:paragraph-properties fo:background-color="#55308d">
        <style:tab-stops>
          <style:tab-stop style:position="6.6874in" style:type="right"/>
        </style:tab-stops>
      </style:paragraph-properties>
      <style:text-properties officeooo:paragraph-rsid="0016b2d2"/>
    </style:style>
    <style:style style:name="P29" style:family="paragraph" style:parent-style-name="Text_20_body">
      <style:paragraph-properties fo:text-align="start" style:justify-single-word="false"/>
      <style:text-properties style:use-window-font-color="true" loext:opacity="0%" officeooo:rsid="00143f5b" officeooo:paragraph-rsid="002075cb"/>
    </style:style>
    <style:style style:name="P30" style:family="paragraph" style:parent-style-name="Heading_20_2">
      <style:paragraph-properties fo:text-align="center" style:justify-single-word="false"/>
      <style:text-properties officeooo:paragraph-rsid="002075cb"/>
    </style:style>
    <style:style style:name="P31" style:family="paragraph" style:parent-style-name="Text_20_body">
      <style:paragraph-properties fo:text-align="center" style:justify-single-word="false"/>
      <style:text-properties fo:font-style="italic" officeooo:rsid="001dd8b2" officeooo:paragraph-rsid="002075cb" style:font-style-asian="italic" style:font-style-complex="italic"/>
    </style:style>
    <style:style style:name="P32" style:family="paragraph" style:parent-style-name="Heading_20_3">
      <style:text-properties officeooo:paragraph-rsid="002075cb"/>
    </style:style>
    <style:style style:name="P33" style:family="paragraph" style:parent-style-name="Text_20_body" style:list-style-name="L2">
      <style:text-properties officeooo:rsid="001267ab" officeooo:paragraph-rsid="002075cb"/>
    </style:style>
    <style:style style:name="P34" style:family="paragraph" style:parent-style-name="Text_20_body" style:list-style-name="L12">
      <style:text-properties officeooo:paragraph-rsid="002075cb"/>
    </style:style>
    <style:style style:name="P35" style:family="paragraph" style:parent-style-name="Text_20_body" style:list-style-name="L13">
      <style:text-properties officeooo:paragraph-rsid="00445c49"/>
    </style:style>
    <style:style style:name="P36" style:family="paragraph" style:parent-style-name="Text_20_body" style:list-style-name="L2">
      <style:text-properties officeooo:rsid="001267ab" officeooo:paragraph-rsid="004b3b28"/>
    </style:style>
    <style:style style:name="P37" style:family="paragraph" style:parent-style-name="Text_20_body" style:list-style-name="L14">
      <style:text-properties officeooo:paragraph-rsid="002075cb"/>
    </style:style>
    <style:style style:name="P38" style:family="paragraph" style:parent-style-name="Text_20_body" style:list-style-name="L15">
      <style:text-properties officeooo:paragraph-rsid="002075cb"/>
    </style:style>
    <style:style style:name="P39" style:family="paragraph" style:parent-style-name="Text_20_body" style:list-style-name="L2">
      <style:text-properties officeooo:paragraph-rsid="002075cb"/>
    </style:style>
    <style:style style:name="P40" style:family="paragraph" style:parent-style-name="Text_20_body" style:list-style-name="L16">
      <style:text-properties officeooo:paragraph-rsid="002075cb"/>
    </style:style>
    <style:style style:name="P41" style:family="paragraph" style:parent-style-name="Text_20_body" style:list-style-name="L16">
      <style:text-properties officeooo:paragraph-rsid="003e6482"/>
    </style:style>
    <style:style style:name="P42" style:family="paragraph" style:parent-style-name="Text_20_body" style:list-style-name="L17">
      <style:text-properties officeooo:paragraph-rsid="002075cb"/>
    </style:style>
    <style:style style:name="P43" style:family="paragraph" style:parent-style-name="Text_20_body" style:list-style-name="L2">
      <style:text-properties officeooo:rsid="001267ab" officeooo:paragraph-rsid="004c26d5"/>
    </style:style>
    <style:style style:name="P44" style:family="paragraph" style:parent-style-name="Text_20_body" style:list-style-name="L18">
      <style:text-properties officeooo:paragraph-rsid="002075cb"/>
    </style:style>
    <style:style style:name="P45" style:family="paragraph" style:parent-style-name="Text_20_body" style:list-style-name="L19">
      <style:text-properties officeooo:paragraph-rsid="002075cb"/>
    </style:style>
    <style:style style:name="P46" style:family="paragraph" style:parent-style-name="Text_20_body">
      <style:paragraph-properties fo:text-align="start" style:justify-single-word="false"/>
      <style:text-properties style:use-window-font-color="true" loext:opacity="0%" officeooo:paragraph-rsid="002075cb"/>
    </style:style>
    <style:style style:name="P47" style:family="paragraph" style:parent-style-name="Heading_20_2">
      <style:paragraph-properties fo:text-align="start" style:justify-single-word="false"/>
      <style:text-properties fo:color="#55308d" loext:opacity="100%" officeooo:paragraph-rsid="002075cb"/>
    </style:style>
    <style:style style:name="P48" style:family="paragraph" style:parent-style-name="Text_20_body" style:list-style-name="L20">
      <style:paragraph-properties fo:text-align="start" style:justify-single-word="false"/>
      <style:text-properties fo:color="#55308d" loext:opacity="100%" officeooo:rsid="00143f5b" officeooo:paragraph-rsid="002075cb"/>
    </style:style>
    <style:style style:name="P49" style:family="paragraph" style:parent-style-name="Text_20_body" style:list-style-name="L21">
      <style:text-properties officeooo:paragraph-rsid="002075cb"/>
    </style:style>
    <style:style style:name="P50" style:family="paragraph" style:parent-style-name="Text_20_body" style:list-style-name="L22">
      <style:text-properties officeooo:paragraph-rsid="002075cb"/>
    </style:style>
    <style:style style:name="P51" style:family="paragraph" style:parent-style-name="Text_20_body" style:list-style-name="L23">
      <style:text-properties officeooo:paragraph-rsid="002075cb"/>
    </style:style>
    <style:style style:name="P52" style:family="paragraph" style:parent-style-name="Text_20_body" style:list-style-name="L24">
      <style:text-properties officeooo:paragraph-rsid="002075cb"/>
    </style:style>
    <style:style style:name="P53" style:family="paragraph" style:parent-style-name="Text_20_body">
      <style:text-properties officeooo:paragraph-rsid="002075cb"/>
    </style:style>
    <style:style style:name="P54" style:family="paragraph" style:parent-style-name="Text_20_body" style:list-style-name="L25">
      <style:text-properties officeooo:paragraph-rsid="002075cb"/>
    </style:style>
    <style:style style:name="P55" style:family="paragraph" style:parent-style-name="Text_20_body" style:list-style-name="L26">
      <style:text-properties officeooo:paragraph-rsid="002075cb"/>
    </style:style>
    <style:style style:name="P56" style:family="paragraph" style:parent-style-name="Text_20_body" style:list-style-name="L27">
      <style:text-properties officeooo:paragraph-rsid="002075cb"/>
    </style:style>
    <style:style style:name="P57" style:family="paragraph" style:parent-style-name="Text_20_body" style:list-style-name="L28">
      <style:text-properties officeooo:paragraph-rsid="002075cb"/>
    </style:style>
    <style:style style:name="P58" style:family="paragraph" style:parent-style-name="Text_20_body" style:list-style-name="L29">
      <style:paragraph-properties fo:text-align="start" style:justify-single-word="false"/>
      <style:text-properties fo:color="#55308d" loext:opacity="100%" officeooo:rsid="00143f5b" officeooo:paragraph-rsid="002075cb"/>
    </style:style>
    <style:style style:name="P59" style:family="paragraph" style:parent-style-name="Heading_20_1">
      <loext:graphic-properties draw:fill="solid" draw:fill-color="#55308d"/>
      <style:paragraph-properties fo:background-color="#55308d">
        <style:tab-stops>
          <style:tab-stop style:position="6.6874in" style:type="right"/>
        </style:tab-stops>
      </style:paragraph-properties>
      <style:text-properties officeooo:paragraph-rsid="001733bd"/>
    </style:style>
    <style:style style:name="P60" style:family="paragraph" style:parent-style-name="Text_20_body" style:list-style-name="L30">
      <style:text-properties officeooo:paragraph-rsid="002075cb"/>
    </style:style>
    <style:style style:name="P61" style:family="paragraph" style:parent-style-name="Text_20_body" style:list-style-name="L31">
      <style:text-properties officeooo:paragraph-rsid="002075cb"/>
    </style:style>
    <style:style style:name="P62" style:family="paragraph" style:parent-style-name="Text_20_body" style:list-style-name="L32">
      <style:text-properties officeooo:paragraph-rsid="002075cb"/>
    </style:style>
    <style:style style:name="P63" style:family="paragraph" style:parent-style-name="Text_20_body" style:list-style-name="L33">
      <style:text-properties officeooo:paragraph-rsid="002075cb"/>
    </style:style>
    <style:style style:name="P64" style:family="paragraph" style:parent-style-name="Text_20_body" style:list-style-name="L34">
      <style:text-properties officeooo:paragraph-rsid="002075cb"/>
    </style:style>
    <style:style style:name="P65" style:family="paragraph" style:parent-style-name="Text_20_body" style:list-style-name="L35">
      <style:text-properties officeooo:paragraph-rsid="002075cb"/>
    </style:style>
    <style:style style:name="P66" style:family="paragraph" style:parent-style-name="Text_20_body" style:list-style-name="L36">
      <style:text-properties officeooo:paragraph-rsid="002075cb"/>
    </style:style>
    <style:style style:name="P67" style:family="paragraph" style:parent-style-name="Text_20_body" style:list-style-name="L37">
      <style:text-properties officeooo:paragraph-rsid="002075cb"/>
    </style:style>
    <style:style style:name="P68" style:family="paragraph" style:parent-style-name="Text_20_body" style:list-style-name="L38">
      <style:paragraph-properties fo:text-align="start" style:justify-single-word="false"/>
      <style:text-properties fo:color="#55308d" loext:opacity="100%" officeooo:rsid="00143f5b" officeooo:paragraph-rsid="002075cb"/>
    </style:style>
    <style:style style:name="P69" style:family="paragraph" style:parent-style-name="Text_20_body" style:list-style-name="L39">
      <style:text-properties officeooo:paragraph-rsid="002075cb"/>
    </style:style>
    <style:style style:name="P70" style:family="paragraph" style:parent-style-name="Text_20_body" style:list-style-name="L40">
      <style:text-properties officeooo:paragraph-rsid="002075cb"/>
    </style:style>
    <style:style style:name="P71" style:family="paragraph" style:parent-style-name="Text_20_body" style:list-style-name="L41">
      <style:text-properties officeooo:paragraph-rsid="002075cb"/>
    </style:style>
    <style:style style:name="P72" style:family="paragraph" style:parent-style-name="Text_20_body" style:list-style-name="L42">
      <style:text-properties officeooo:paragraph-rsid="002075cb"/>
    </style:style>
    <style:style style:name="P73" style:family="paragraph" style:parent-style-name="Text_20_body" style:list-style-name="L43">
      <style:text-properties officeooo:paragraph-rsid="002075cb"/>
    </style:style>
    <style:style style:name="P74" style:family="paragraph" style:parent-style-name="Text_20_body" style:list-style-name="L44">
      <style:text-properties officeooo:paragraph-rsid="002075cb"/>
    </style:style>
    <style:style style:name="P75" style:family="paragraph" style:parent-style-name="Text_20_body" style:list-style-name="L45">
      <style:text-properties officeooo:paragraph-rsid="002075cb"/>
    </style:style>
    <style:style style:name="P76" style:family="paragraph" style:parent-style-name="Text_20_body" style:list-style-name="L46">
      <style:text-properties officeooo:paragraph-rsid="002075cb"/>
    </style:style>
    <style:style style:name="P77" style:family="paragraph" style:parent-style-name="Text_20_body" style:list-style-name="L47">
      <style:paragraph-properties fo:text-align="start" style:justify-single-word="false"/>
      <style:text-properties fo:color="#55308d" loext:opacity="100%" officeooo:rsid="00143f5b" officeooo:paragraph-rsid="002075cb"/>
    </style:style>
    <style:style style:name="P78" style:family="paragraph" style:parent-style-name="Text_20_body" style:list-style-name="L48">
      <style:text-properties officeooo:paragraph-rsid="002075cb"/>
    </style:style>
    <style:style style:name="P79" style:family="paragraph" style:parent-style-name="Text_20_body" style:list-style-name="L49">
      <style:text-properties officeooo:paragraph-rsid="002075cb"/>
    </style:style>
    <style:style style:name="P80" style:family="paragraph" style:parent-style-name="Text_20_body" style:list-style-name="L50">
      <style:text-properties officeooo:paragraph-rsid="002075cb"/>
    </style:style>
    <style:style style:name="P81" style:family="paragraph" style:parent-style-name="Text_20_body" style:list-style-name="L51">
      <style:text-properties officeooo:paragraph-rsid="002075cb"/>
    </style:style>
    <style:style style:name="P82" style:family="paragraph" style:parent-style-name="Text_20_body" style:list-style-name="L52">
      <style:text-properties officeooo:paragraph-rsid="002075cb"/>
    </style:style>
    <style:style style:name="P83" style:family="paragraph" style:parent-style-name="Text_20_body" style:list-style-name="L53">
      <style:text-properties officeooo:paragraph-rsid="002075cb"/>
    </style:style>
    <style:style style:name="P84" style:family="paragraph" style:parent-style-name="Text_20_body" style:list-style-name="L54">
      <style:text-properties officeooo:paragraph-rsid="002075cb"/>
    </style:style>
    <style:style style:name="P85" style:family="paragraph" style:parent-style-name="Text_20_body" style:list-style-name="L55">
      <style:text-properties officeooo:paragraph-rsid="002075cb"/>
    </style:style>
    <style:style style:name="P86" style:family="paragraph" style:parent-style-name="Text_20_body" style:list-style-name="L56">
      <style:paragraph-properties fo:text-align="start" style:justify-single-word="false"/>
      <style:text-properties fo:color="#55308d" loext:opacity="100%" officeooo:rsid="00143f5b" officeooo:paragraph-rsid="002075cb"/>
    </style:style>
    <style:style style:name="P87" style:family="paragraph" style:parent-style-name="Text_20_body" style:list-style-name="L57">
      <style:text-properties officeooo:paragraph-rsid="002075cb"/>
    </style:style>
    <style:style style:name="P88" style:family="paragraph" style:parent-style-name="Text_20_body" style:list-style-name="L58">
      <style:text-properties officeooo:paragraph-rsid="002075cb"/>
    </style:style>
    <style:style style:name="P89" style:family="paragraph" style:parent-style-name="Text_20_body" style:list-style-name="L59">
      <style:text-properties officeooo:paragraph-rsid="002075cb"/>
    </style:style>
    <style:style style:name="P90" style:family="paragraph" style:parent-style-name="Text_20_body" style:list-style-name="L60">
      <style:text-properties officeooo:paragraph-rsid="002075cb"/>
    </style:style>
    <style:style style:name="P91" style:family="paragraph" style:parent-style-name="Text_20_body" style:list-style-name="L61">
      <style:text-properties officeooo:paragraph-rsid="002075cb"/>
    </style:style>
    <style:style style:name="P92" style:family="paragraph" style:parent-style-name="Text_20_body" style:list-style-name="L62">
      <style:text-properties officeooo:paragraph-rsid="002075cb"/>
    </style:style>
    <style:style style:name="P93" style:family="paragraph" style:parent-style-name="Text_20_body" style:list-style-name="L63">
      <style:text-properties officeooo:paragraph-rsid="002075cb"/>
    </style:style>
    <style:style style:name="P94" style:family="paragraph" style:parent-style-name="Text_20_body" style:list-style-name="L64">
      <style:text-properties officeooo:paragraph-rsid="002075cb"/>
    </style:style>
    <style:style style:name="P95" style:family="paragraph" style:parent-style-name="Text_20_body" style:list-style-name="L65">
      <style:paragraph-properties fo:text-align="start" style:justify-single-word="false"/>
      <style:text-properties fo:color="#55308d" loext:opacity="100%" officeooo:rsid="00143f5b" officeooo:paragraph-rsid="002075cb"/>
    </style:style>
    <style:style style:name="P96" style:family="paragraph" style:parent-style-name="Heading_20_1">
      <loext:graphic-properties draw:fill="solid" draw:fill-color="#55308d"/>
      <style:paragraph-properties fo:background-color="#55308d">
        <style:tab-stops>
          <style:tab-stop style:position="6.6874in" style:type="right"/>
        </style:tab-stops>
      </style:paragraph-properties>
      <style:text-properties officeooo:paragraph-rsid="00143f5b"/>
    </style:style>
    <style:style style:name="P97" style:family="paragraph" style:parent-style-name="Text_20_body" style:list-style-name="L66">
      <style:paragraph-properties fo:text-align="start" style:justify-single-word="false"/>
      <style:text-properties style:use-window-font-color="true" loext:opacity="0%" fo:font-weight="bold" officeooo:rsid="0012532b" officeooo:paragraph-rsid="005823ce" style:font-weight-asian="bold" style:font-weight-complex="bold"/>
    </style:style>
    <style:style style:name="P98" style:family="paragraph" style:parent-style-name="Text_20_body" style:list-style-name="L66">
      <style:paragraph-properties fo:text-align="start" style:justify-single-word="false"/>
      <style:text-properties officeooo:paragraph-rsid="005823ce"/>
    </style:style>
    <style:style style:name="P99" style:family="paragraph" style:parent-style-name="Text_20_body">
      <style:paragraph-properties fo:text-align="start" style:justify-single-word="false"/>
      <style:text-properties style:use-window-font-color="true" loext:opacity="0%" fo:font-weight="bold" officeooo:rsid="0017451c" officeooo:paragraph-rsid="00143f5b" style:font-weight-asian="bold" style:font-weight-complex="bold"/>
    </style:style>
    <style:style style:name="T1" style:family="text">
      <style:text-properties officeooo:rsid="0009a7e7"/>
    </style:style>
    <style:style style:name="T2" style:family="text">
      <style:text-properties officeooo:rsid="000cba28"/>
    </style:style>
    <style:style style:name="T3" style:family="text">
      <style:text-properties officeooo:rsid="00179238"/>
    </style:style>
    <style:style style:name="T4" style:family="text">
      <style:text-properties officeooo:rsid="000b8124"/>
    </style:style>
    <style:style style:name="T5" style:family="text">
      <style:text-properties officeooo:rsid="0016b2d2"/>
    </style:style>
    <style:style style:name="T6" style:family="text">
      <style:text-properties officeooo:rsid="0012532b"/>
    </style:style>
    <style:style style:name="T7" style:family="text">
      <style:text-properties officeooo:rsid="003159b4"/>
    </style:style>
    <style:style style:name="T8" style:family="text">
      <style:text-properties officeooo:rsid="004ed4a4"/>
    </style:style>
    <style:style style:name="T9" style:family="text">
      <style:text-properties officeooo:rsid="0032c2d6"/>
    </style:style>
    <style:style style:name="T10" style:family="text">
      <style:text-properties officeooo:rsid="0034b95a"/>
    </style:style>
    <style:style style:name="T11" style:family="text">
      <style:text-properties officeooo:rsid="004fa654"/>
    </style:style>
    <style:style style:name="T12" style:family="text">
      <style:text-properties officeooo:rsid="0051009b"/>
    </style:style>
    <style:style style:name="T13" style:family="text">
      <style:text-properties officeooo:rsid="00496a90"/>
    </style:style>
    <style:style style:name="T14" style:family="text">
      <style:text-properties officeooo:rsid="003e6482"/>
    </style:style>
    <style:style style:name="T15" style:family="text">
      <style:text-properties officeooo:rsid="00519c13"/>
    </style:style>
    <style:style style:name="T16" style:family="text">
      <style:text-properties officeooo:rsid="004b3b28"/>
    </style:style>
    <style:style style:name="T17" style:family="text">
      <style:text-properties officeooo:rsid="003f929e"/>
    </style:style>
    <style:style style:name="T18" style:family="text">
      <style:text-properties officeooo:rsid="0052d155"/>
    </style:style>
    <style:style style:name="T19" style:family="text">
      <style:text-properties officeooo:rsid="001267ab"/>
    </style:style>
    <style:style style:name="T20" style:family="text">
      <style:text-properties fo:font-style="normal" officeooo:rsid="001267ab" style:font-style-asian="normal" style:font-style-complex="normal"/>
    </style:style>
    <style:style style:name="T21" style:family="text">
      <style:text-properties officeooo:rsid="005323f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c26d5" style:font-style-asian="normal" style:font-style-complex="normal"/>
    </style:style>
    <style:style style:name="T24" style:family="text">
      <style:text-properties officeooo:rsid="00551fb8"/>
    </style:style>
    <style:style style:name="T25" style:family="text">
      <style:text-properties officeooo:rsid="004156f6"/>
    </style:style>
    <style:style style:name="T26" style:family="text">
      <style:text-properties officeooo:rsid="00423e28"/>
    </style:style>
    <style:style style:name="T27" style:family="text">
      <style:text-properties officeooo:rsid="001733bd"/>
    </style:style>
    <style:style style:name="T28" style:family="text">
      <style:text-properties officeooo:rsid="001dce8c"/>
    </style:style>
    <style:style style:name="T29" style:family="text">
      <style:text-properties officeooo:rsid="00205dc8"/>
    </style:style>
    <style:style style:name="T30" style:family="text">
      <style:text-properties officeooo:rsid="0017451c"/>
    </style:style>
    <style:style style:name="T31" style:family="text">
      <style:text-properties officeooo:rsid="00191044"/>
    </style:style>
    <style:style style:name="T32" style:family="text">
      <style:text-properties fo:font-weight="bold" officeooo:rsid="0012532b" style:font-weight-asian="bold" style:font-weight-complex="bold"/>
    </style:style>
    <style:style style:name="T33" style:family="text">
      <style:text-properties fo:font-weight="bold" officeooo:rsid="0017451c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<text:span text:style-name="T1">N</text:span></text:p>
      <text:h text:style-name="P2" text:outline-level="1" text:is-list-header="true">Weekly shopping list</text:h>
      <text:p text:style-name="Text_20_body"/>
      <text:list text:style-name="L1">
        <text:list-header>
          <text:p text:style-name="P3">ID<text:tab/><text:tab/><text:tab/><text:tab/>Name<text:tab/><text:tab/><text:tab/>Quantity x Amount<text:tab/><text:tab/>Price</text:p>
        </text:list-header>
        <text:list-item>
          <text:p text:style-name="P4">EXAMPLE-FOOD-00<text:tab/>Example Food<text:tab/><text:tab/>1500g (3x 500g)<text:tab/><text:tab/><text:span text:style-name="T2">1,50</text:span><text:span text:style-name="T3">€</text:span></text:p>
        </text:list-item>
        <text:list-item>
          <text:p text:style-name="P4">EXAMPLE-FOOD-0<text:span text:style-name="T4">1</text:span><text:tab/>Example Food<text:tab/> <text:span text:style-name="T4">1</text:span><text:tab/><text:span text:style-name="T4">100</text:span>g<text:tab/><text:tab/><text:tab/><text:tab/><text:span text:style-name="T2">1</text:span><text:span text:style-name="T3">€</text:span></text:p>
        </text:list-item>
        <text:list-item>
          <text:p text:style-name="P4">&lt;<text:span text:style-name="T4">product id</text:span>&gt;<text:tab/><text:tab/><text:tab/>&lt;<text:span text:style-name="T4">product name</text:span>&gt;<text:tab/>&lt;<text:span text:style-name="T4">amount</text:span>&gt;<text:tab/><text:tab/><text:tab/>&lt;<text:span text:style-name="T4">cost</text:span>&gt;</text:p>
        </text:list-item>
        <text:list-item>
          <text:p text:style-name="P4">&lt;<text:span text:style-name="T4">product id</text:span>&gt;<text:tab/><text:tab/><text:tab/>&lt;<text:span text:style-name="T4">product name</text:span>&gt;<text:tab/>&lt;<text:span text:style-name="T4">amount</text:span>&gt;<text:tab/><text:tab/><text:tab/>&lt;<text:span text:style-name="T4">cost</text:span>&gt;</text:p>
        </text:list-item>
        <text:list-item>
          <text:p text:style-name="P4">&lt;<text:span text:style-name="T4">product id</text:span>&gt;<text:tab/><text:tab/><text:tab/>&lt;<text:span text:style-name="T4">product name</text:span>&gt;<text:tab/>&lt;<text:span text:style-name="T4">amount</text:span>&gt;<text:tab/><text:tab/><text:tab/>&lt;<text:span text:style-name="T4">cost</text:span>&gt;</text:p>
        </text:list-item>
        <text:list-item>
          <text:p text:style-name="P4">&lt;<text:span text:style-name="T4">product id</text:span>&gt;<text:tab/><text:tab/><text:tab/>&lt;<text:span text:style-name="T4">product name</text:span>&gt;<text:tab/>&lt;<text:span text:style-name="T4">amount</text:span>&gt;<text:tab/><text:tab/><text:tab/>&lt;<text:span text:style-name="T4">cost</text:span>&gt;</text:p>
        </text:list-item>
        <text:list-item>
          <text:p text:style-name="P4">&lt;<text:span text:style-name="T4">product id</text:span>&gt;<text:tab/><text:tab/><text:tab/>&lt;<text:span text:style-name="T4">product name</text:span>&gt;<text:tab/>&lt;<text:span text:style-name="T4">amount</text:span>&gt;<text:tab/><text:tab/><text:tab/>&lt;<text:span text:style-name="T4">cost</text:span>&gt;</text:p>
        </text:list-item>
        <text:list-item>
          <text:p text:style-name="P4">&lt;<text:span text:style-name="T4">product id</text:span>&gt;<text:tab/><text:tab/><text:tab/>&lt;<text:span text:style-name="T4">product name</text:span>&gt;<text:tab/>&lt;<text:span text:style-name="T4">amount</text:span>&gt;<text:tab/><text:tab/><text:tab/>&lt;<text:span text:style-name="T4">cost</text:span>&gt;</text:p>
        </text:list-item>
        <text:list-item>
          <text:p text:style-name="P4">&lt;<text:span text:style-name="T4">product id</text:span>&gt;<text:tab/><text:tab/><text:tab/>&lt;<text:span text:style-name="T4">product name</text:span>&gt;<text:tab/>&lt;<text:span text:style-name="T4">amount</text:span>&gt;<text:tab/><text:tab/><text:tab/>&lt;<text:span text:style-name="T4">cost</text:span>&gt;</text:p>
          <text:p text:style-name="P4">…</text:p>
          <text:p text:style-name="P5">TOTAL WEEKLY COST:<text:tab/><text:tab/><text:tab/><text:tab/><text:tab/><text:tab/><text:tab/><text:tab/>&lt;sum&gt;</text:p>
        </text:list-item>
      </text:list>
      <text:p text:style-name="P6"/>
      <text:h text:style-name="P7" text:outline-level="1"><text:span text:style-name="T1">Monday</text:span><text:tab/>[Day <text:span text:style-name="T5">8</text:span>]</text:h>
      <text:p text:style-name="P8"/>
      <text:h text:style-name="P9" text:outline-level="2">BREAKFAST</text:h>
      <text:p text:style-name="P10">Scrambled Eggs with Milk &amp; Banana</text:p>
      <text:h text:style-name="Heading_20_3" text:outline-level="3"><text:tab/><text:tab/><text:span text:style-name="T6">Meal summary</text:span></text:h>
      <text:list xml:id="list361346503" text:style-name="L2">
        <text:list-header>
          <text:p text:style-name="P11">Meal calories:<text:tab/><text:tab/><text:tab/>516 <text:span text:style-name="T7">kcal</text:span></text:p>
          <text:p text:style-name="P12">Macro ratio (p/f/c):<text:tab/><text:tab/><text:span text:style-name="T7">30</text:span>/<text:span text:style-name="T7">25</text:span>/<text:span text:style-name="T7">45</text:span></text:p>
        </text:list-header>
      </text:list>
      <text:h text:style-name="Heading_20_3" text:outline-level="3"><text:tab/><text:tab/><text:span text:style-name="T6">Ingredients list</text:span></text:h>
      <text:list text:style-name="L3">
        <text:list-item>
          <text:p text:style-name="P13"><text:span text:style-name="T7">EXAMPLE</text:span>-EGG-06<text:tab/><text:tab/>174g</text:p>
        </text:list-item>
        <text:list-item>
          <text:p text:style-name="P13"><text:span text:style-name="T7">EXAMPLE</text:span>-MILK-00<text:tab/>200g</text:p>
        </text:list-item>
        <text:list-item>
          <text:p text:style-name="P13"><text:span text:style-name="T7">EXAMPLE</text:span>-BANANA-01<text:tab/>150g</text:p>
        </text:list-item>
      </text:list>
      <text:h text:style-name="Heading_20_3" text:outline-level="3"><text:tab/><text:tab/><text:span text:style-name="T6">Recipe instructions</text:span></text:h>
      <text:list text:style-name="L4">
        <text:list-item>
          <text:p text:style-name="P14">Whisk eggs with milk. Cook in a pan until scrambled. Serve with sliced banana.</text:p>
        </text:list-item>
      </text:list>
      <text:h text:style-name="P9" text:outline-level="2" text:is-list-header="true">SNACK</text:h>
      <text:p text:style-name="P10">Peanuts &amp; Apple</text:p>
      <text:h text:style-name="P15" text:outline-level="3"><text:tab/><text:tab/><text:span text:style-name="T6">Meal summary</text:span></text:h>
      <text:list xml:id="list141711923852411" text:continue-list="list361346503" text:style-name="L2">
        <text:list-header>
          <text:p text:style-name="P16">Meal calories:<text:tab/><text:tab/><text:tab/>387 <text:span text:style-name="T8">kcal</text:span></text:p>
          <text:p text:style-name="P17">Macro ratio (p/f/c):<text:tab/><text:tab/><text:span text:style-name="T9">3</text:span><text:span text:style-name="T10">0/</text:span><text:span text:style-name="T9">33/</text:span>/<text:span text:style-name="T9">3</text:span><text:span text:style-name="T10">7</text:span></text:p>
        </text:list-header>
      </text:list>
      <text:h text:style-name="P15" text:outline-level="3"><text:tab/><text:tab/><text:span text:style-name="T6">Ingredients list</text:span></text:h>
      <text:list text:style-name="L5">
        <text:list-item>
          <text:p text:style-name="P18"><text:span text:style-name="T9">EXAMPLE</text:span>-PEANUTS-00<text:tab/>50g</text:p>
        </text:list-item>
        <text:list-item>
          <text:p text:style-name="P18"><text:span text:style-name="T9">EXAMPLE</text:span>-APPLE-06<text:tab/>150g</text:p>
        </text:list-item>
      </text:list>
      <text:h text:style-name="P15" text:outline-level="3"><text:tab/><text:tab/><text:span text:style-name="T6">Recipe instructions</text:span></text:h>
      <text:list text:style-name="L6">
        <text:list-item>
          <text:p text:style-name="P19">Serve peanuts and apple slices.</text:p>
        </text:list-item>
      </text:list>
      <text:h text:style-name="P9" text:outline-level="2">LUNCH</text:h>
      <text:p text:style-name="P10">Roasted Chicken with Potatoes &amp; Carrots</text:p>
      <text:h text:style-name="P15" text:outline-level="3"><text:tab/><text:tab/><text:span text:style-name="T6">Meal summary</text:span></text:h>
      <text:list xml:id="list141711251809412" text:continue-list="list141711923852411" text:style-name="L2">
        <text:list-header>
          <text:p text:style-name="P16">Meal calories:<text:tab/><text:tab/><text:tab/>931 <text:span text:style-name="T7">kcal</text:span></text:p>
          <text:p text:style-name="P20">Macro ratio (p/f/c):<text:tab/><text:tab/><text:span text:style-name="T9">31/</text:span><text:span text:style-name="T7">2</text:span><text:span text:style-name="T9">5</text:span>/<text:span text:style-name="T7">4</text:span><text:span text:style-name="T9">4</text:span></text:p>
        </text:list-header>
      </text:list>
      <text:h text:style-name="P15" text:outline-level="3"><text:tab/><text:tab/><text:span text:style-name="T6">Ingredients list</text:span></text:h>
      <text:list text:style-name="L7">
        <text:list-item>
          <text:p text:style-name="P21"><text:span text:style-name="T7">EXAMPLE</text:span>-CHICKEN-03<text:tab/>250g</text:p>
        </text:list-item>
        <text:list-item>
          <text:p text:style-name="P21"><text:span text:style-name="T7">EXAMPLE</text:span>-POTATO-07<text:tab/>300g</text:p>
        </text:list-item>
        <text:list-item>
          <text:p text:style-name="P21"><text:span text:style-name="T7">EXAMPLE</text:span>-CARROT-00<text:tab/>150g</text:p>
        </text:list-item>
        <text:list-item>
          <text:p text:style-name="P21"><text:span text:style-name="T7">EXAMPLE</text:span>-OLIVEOIL-05<text:tab/>20g</text:p>
        </text:list-item>
      </text:list>
      <text:h text:style-name="P15" text:outline-level="3"><text:tab/><text:tab/><text:span text:style-name="T6">Recipe instructions</text:span></text:h>
      <text:list text:style-name="L8">
        <text:list-item>
          <text:p text:style-name="P22">Cut chicken into pieces. Chop potatoes and carrots. Toss with olive oil. Roast until cooked through and tender.</text:p>
        </text:list-item>
      </text:list>
      <text:h text:style-name="P9" text:outline-level="2">DINNER</text:h>
      <text:p text:style-name="P10">Chicken &amp; Zucchini Stir-fry</text:p>
      <text:h text:style-name="P15" text:outline-level="3"><text:tab/><text:tab/><text:span text:style-name="T6">Meal summary</text:span></text:h>
      <text:list xml:id="list141710834562869" text:continue-list="list141711251809412" text:style-name="L2">
        <text:list-header>
          <text:p text:style-name="P16">Meal calories:<text:tab/><text:tab/><text:tab/>851 <text:span text:style-name="T11">kcal</text:span></text:p>
          <text:p text:style-name="P20">Macro ratio (p/f/c):<text:tab/><text:tab/><text:span text:style-name="T9">33/31</text:span>/<text:span text:style-name="T9">36</text:span></text:p>
        </text:list-header>
      </text:list>
      <text:h text:style-name="P15" text:outline-level="3"><text:tab/><text:tab/><text:span text:style-name="T6">Ingredients list</text:span></text:h>
      <text:list text:style-name="L9">
        <text:list-item>
          <text:p text:style-name="P23"><text:span text:style-name="T9">EXAMPLE</text:span>-CHICKEN-03<text:tab/>250g</text:p>
        </text:list-item>
        <text:list-item>
          <text:p text:style-name="P23"><text:span text:style-name="T9">EXAMPLE</text:span>-ZUCCHINI-00<text:tab/>200g</text:p>
        </text:list-item>
        <text:list-item>
          <text:p text:style-name="P23"><text:span text:style-name="T9">EXAMPLE</text:span>-POTATO-07<text:tab/>200g</text:p>
        </text:list-item>
        <text:list-item>
          <text:p text:style-name="P23"><text:span text:style-name="T9">EXAMPLE</text:span>-OLIVEOIL-05<text:tab/>20g</text:p>
        </text:list-item>
        <text:list-item>
          <text:p text:style-name="P23"><text:span text:style-name="T9">EXAMPLE</text:span>-ONION-00<text:tab/><text:span text:style-name="T9">50</text:span></text:p>
        </text:list-item>
      </text:list>
      <text:h text:style-name="P15" text:outline-level="3"><text:tab/><text:tab/><text:span text:style-name="T6">Recipe instructions</text:span></text:h>
      <text:list text:style-name="L10">
        <text:list-item>
          <text:p text:style-name="P24">Cut chicken and zucchini into strips. Slice onion. Stir-fry chicken, then add zucchini and onion. Finish with olive oil.</text:p>
        </text:list-item>
      </text:list>
      <text:p text:style-name="P25"/>
      <text:h text:style-name="P26" text:outline-level="2"><text:tab/>Daily summary</text:h>
      <text:list text:style-name="L11">
        <text:list-header>
          <text:p text:style-name="P27">Daily calories:<text:tab/><text:tab/><text:tab/>2685 kcal</text:p>
          <text:p text:style-name="P27">Macro ratio (p/f/c):<text:tab/><text:tab/>3<text:span text:style-name="T9">4</text:span>/<text:span text:style-name="T9">38</text:span>/2<text:span text:style-name="T9">8</text:span></text:p>
        </text:list-header>
      </text:list>
      <text:p text:style-name="P25"/>
      <text:h text:style-name="P28" text:outline-level="1"><text:bookmark-start text:name="__RefHeading___Toc1050_3765561173"/><text:span text:style-name="T5">Tuesday</text:span><text:tab/>[Day <text:span text:style-name="T5">9</text:span>]<text:bookmark-end text:name="__RefHeading___Toc1050_3765561173"/></text:h>
      <text:p text:style-name="P29"/>
      <text:h text:style-name="P30" text:outline-level="2">BREAKFAST</text:h>
      <text:p text:style-name="P31">Yogurt with Banana &amp; Apple</text:p>
      <text:h text:style-name="P32" text:outline-level="3"><text:tab/><text:tab/><text:span text:style-name="T6">Meal summary</text:span></text:h>
      <text:list xml:id="list141710935402173" text:continue-list="list141710834562869" text:style-name="L2">
        <text:list-header>
          <text:p text:style-name="P33">Meal calories:<text:tab/><text:tab/><text:tab/>318 <text:span text:style-name="T12">kcal</text:span></text:p>
          <text:p text:style-name="P33">Macro ratio (p/f/c):<text:tab/><text:tab/>40/2<text:span text:style-name="T13">5</text:span>/35</text:p>
        </text:list-header>
      </text:list>
      <text:h text:style-name="P32" text:outline-level="3"><text:tab/><text:tab/><text:span text:style-name="T6">Ingredients list</text:span></text:h>
      <text:list text:style-name="L12">
        <text:list-item>
          <text:p text:style-name="P34"><text:span text:style-name="T14">EXAMPLE</text:span>-YOGURT-02<text:tab/>250g</text:p>
        </text:list-item>
        <text:list-item>
          <text:p text:style-name="P34"><text:span text:style-name="T14">EXAMPLE</text:span>-BANANA-01<text:tab/>100g</text:p>
        </text:list-item>
        <text:list-item>
          <text:p text:style-name="P34"><text:span text:style-name="T14">EXAMPLE</text:span>-APPLE-06<text:tab/>100g</text:p>
        </text:list-item>
      </text:list>
      <text:h text:style-name="P32" text:outline-level="3"><text:tab/><text:tab/><text:span text:style-name="T6">Recipe instructions</text:span></text:h>
      <text:list text:style-name="L13">
        <text:list-item>
          <text:p text:style-name="P35">Combine yogurt with sliced banana and chopped apple.</text:p>
        </text:list-item>
      </text:list>
      <text:h text:style-name="P30" text:outline-level="2" text:is-list-header="true">SNACK</text:h>
      <text:p text:style-name="P31">Peanuts &amp; Milk</text:p>
      <text:h text:style-name="P32" text:outline-level="3"><text:tab/><text:tab/><text:span text:style-name="T6">Meal summary</text:span></text:h>
      <text:list xml:id="list141711110163877" text:continue-list="list141710935402173" text:style-name="L2">
        <text:list-header>
          <text:p text:style-name="P33">Meal calories:<text:tab/><text:tab/><text:tab/>429 <text:span text:style-name="T15">kcal</text:span></text:p>
          <text:p text:style-name="P36">Macro ratio (p/f/c):<text:tab/><text:tab/><text:span text:style-name="T16">3</text:span><text:span text:style-name="T13">5/</text:span>40/<text:span text:style-name="T16">2</text:span>5</text:p>
        </text:list-header>
      </text:list>
      <text:h text:style-name="P32" text:outline-level="3"><text:tab/><text:tab/><text:span text:style-name="T6">Ingredients list</text:span></text:h>
      <text:list text:style-name="L14">
        <text:list-item>
          <text:p text:style-name="P37"><text:span text:style-name="T17">EXAMPLE</text:span>-PEANUTS-00<text:tab/>50g</text:p>
        </text:list-item>
        <text:list-item>
          <text:p text:style-name="P37"><text:span text:style-name="T17">EXAMPLE</text:span>-MILK-00<text:tab/>200g</text:p>
        </text:list-item>
      </text:list>
      <text:h text:style-name="P32" text:outline-level="3"><text:tab/><text:tab/><text:span text:style-name="T6">Recipe instructions</text:span></text:h>
      <text:list text:style-name="L15">
        <text:list-item>
          <text:p text:style-name="P38">Serve peanuts with a glass of milk.</text:p>
        </text:list-item>
      </text:list>
      <text:h text:style-name="P30" text:outline-level="2">LUNCH</text:h>
      <text:p text:style-name="P31">Chicken &amp; Potato Salad with Olive Oil</text:p>
      <text:h text:style-name="P32" text:outline-level="3"><text:tab/><text:tab/><text:span text:style-name="T6">Meal summary</text:span></text:h>
      <text:list xml:id="list141712523677827" text:continue-list="list141711110163877" text:style-name="L2">
        <text:list-header>
          <text:p text:style-name="P33">Meal calories:<text:tab/><text:tab/><text:tab/>854 <text:span text:style-name="T18">kcal</text:span></text:p>
          <text:p text:style-name="P39"><text:span text:style-name="T19">Macro ratio (p/f/c):<text:tab/><text:tab/></text:span><text:span text:style-name="Emphasis"><text:span text:style-name="T20">34/35/31</text:span></text:span></text:p>
        </text:list-header>
      </text:list>
      <text:h text:style-name="P32" text:outline-level="3"><text:tab/><text:tab/><text:span text:style-name="T6">Ingredients list</text:span></text:h>
      <text:list text:style-name="L16">
        <text:list-item>
          <text:p text:style-name="P40"><text:span text:style-name="T14">EXAMPLE</text:span>-CHICKEN-03<text:tab/>250g</text:p>
        </text:list-item>
        <text:list-item>
          <text:p text:style-name="P41"><text:span text:style-name="T14">EXAMPLE</text:span>-POTATO-07<text:tab/>250g</text:p>
        </text:list-item>
        <text:list-item>
          <text:p text:style-name="P41"><text:span text:style-name="T14">EXAMPLE</text:span>-ONION-00<text:tab/>50g</text:p>
        </text:list-item>
        <text:list-item>
          <text:p text:style-name="P41"><text:span text:style-name="T14">EXAMPLE</text:span>-OLIVEOIL-05 <text:tab/>20g</text:p>
        </text:list-item>
      </text:list>
      <text:h text:style-name="P32" text:outline-level="3"><text:tab/><text:tab/><text:span text:style-name="T6">Recipe instructions</text:span></text:h>
      <text:list text:style-name="L17">
        <text:list-item>
          <text:p text:style-name="P42">Cook chicken and potatoes. Chop onion. Mix all ingredients with olive oil.</text:p>
        </text:list-item>
      </text:list>
      <text:h text:style-name="P30" text:outline-level="2">DINNER</text:h>
      <text:p text:style-name="P31">Chicken &amp; Carrot Stew</text:p>
      <text:h text:style-name="P32" text:outline-level="3"><text:tab/><text:tab/><text:span text:style-name="T6">Meal summary</text:span></text:h>
      <text:list xml:id="list141710558083770" text:continue-list="list141712523677827" text:style-name="L2">
        <text:list-header>
          <text:p text:style-name="P33">Meal calories:<text:tab/><text:tab/><text:tab/>891 <text:span text:style-name="T21">kcal</text:span></text:p>
          <text:p text:style-name="P43">Macro ratio (p/f/c):<text:tab/><text:tab/><text:span text:style-name="Emphasis"><text:span text:style-name="T22">34/</text:span></text:span><text:span text:style-name="Emphasis"><text:span text:style-name="T23">29</text:span></text:span><text:span text:style-name="Emphasis"><text:span text:style-name="T22">/</text:span></text:span><text:span text:style-name="Emphasis"><text:span text:style-name="T23">37</text:span></text:span></text:p>
        </text:list-header>
      </text:list>
      <text:h text:style-name="P32" text:outline-level="3"><text:tab/><text:tab/><text:span text:style-name="T6">Ingredients list</text:span></text:h>
      <text:list text:style-name="L18">
        <text:list-item>
          <text:p text:style-name="P44"><text:span text:style-name="T14">EXAMPLE</text:span>-CHICKEN-03<text:tab/>250g</text:p>
        </text:list-item>
        <text:list-item>
          <text:p text:style-name="P44"><text:span text:style-name="T14">EXAMPLE</text:span>-CARROT-00<text:tab/>200g </text:p>
        </text:list-item>
        <text:list-item>
          <text:p text:style-name="P44"><text:span text:style-name="T14">EXAMPLE</text:span>-POTATO-07<text:tab/><text:span text:style-name="T14">200g</text:span></text:p>
        </text:list-item>
        <text:list-item>
          <text:p text:style-name="P44"><text:span text:style-name="T14">EXAMPLE</text:span>-OLIVEOIL-05<text:tab/>20g</text:p>
        </text:list-item>
        <text:list-item>
          <text:p text:style-name="P44"><text:span text:style-name="T14">EXAMPLE</text:span>-ONION-00<text:tab/>50g</text:p>
        </text:list-item>
      </text:list>
      <text:h text:style-name="P32" text:outline-level="3"><text:tab/><text:tab/><text:span text:style-name="T6">Recipe instructions</text:span></text:h>
      <text:list text:style-name="L19">
        <text:list-item>
          <text:p text:style-name="P45">Cut chicken, carrots, potatoes, and onion. Combine and cook until tender. Add olive oil.</text:p>
        </text:list-item>
      </text:list>
      <text:p text:style-name="P46"/>
      <text:h text:style-name="P47" text:outline-level="2"><text:tab/>Daily summary</text:h>
      <text:list text:style-name="L20">
        <text:list-header>
          <text:p text:style-name="P48">Daily calories:<text:tab/><text:tab/><text:tab/>2492 <text:span text:style-name="T24">kcal</text:span></text:p>
          <text:p text:style-name="P48">Macro ratio (p/f/c):<text:tab/><text:tab/><text:span text:style-name="T25">3</text:span><text:span text:style-name="T26">5</text:span>/<text:span text:style-name="T25">40/</text:span><text:span text:style-name="T26">25</text:span></text:p>
        </text:list-header>
      </text:list>
      <text:p text:style-name="P46"/>
      <text:h text:style-name="P28" text:outline-level="1"><text:span text:style-name="T27">Wednesday</text:span><text:tab/>[Day &lt;<text:span text:style-name="T27">n</text:span>&gt;<text:span text:style-name="T27">]</text:span></text:h>
      <text:p text:style-name="P29"/>
      <text:h text:style-name="P30" text:outline-level="2">BREAKFAST</text:h>
      <text:p text:style-name="P31">&lt;brief name of the meal&gt;</text:p>
      <text:h text:style-name="P32" text:outline-level="3"><text:tab/><text:tab/><text:span text:style-name="T6">Meal summary</text:span></text:h>
      <text:list xml:id="list141712232076117" text:continue-list="list141710558083770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21">
        <text:list-item>
          <text:p text:style-name="P49">&lt;<text:span text:style-name="T28">product id</text:span>&gt;<text:tab/><text:tab/><text:tab/>&lt;<text:span text:style-name="T28">amount</text:span>&gt;</text:p>
          <text:p text:style-name="P49">…</text:p>
        </text:list-item>
      </text:list>
      <text:h text:style-name="P32" text:outline-level="3"><text:tab/><text:tab/><text:span text:style-name="T6">Recipe instructions</text:span></text:h>
      <text:list text:style-name="L22">
        <text:list-item>
          <text:p text:style-name="P50">&lt;<text:span text:style-name="T29">simple</text:span><text:span text:style-name="T28"> instructions</text:span>&gt;</text:p>
          <text:p text:style-name="P50">…</text:p>
        </text:list-item>
      </text:list>
      <text:h text:style-name="P30" text:outline-level="2" text:is-list-header="true">SNACK</text:h>
      <text:p text:style-name="P31">&lt;brief name of the meal&gt;</text:p>
      <text:h text:style-name="P32" text:outline-level="3"><text:tab/><text:tab/><text:span text:style-name="T6">Meal summary</text:span></text:h>
      <text:list xml:id="list141711619999386" text:continue-list="list141712232076117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23">
        <text:list-item>
          <text:p text:style-name="P51">&lt;<text:span text:style-name="T28">product id</text:span>&gt;<text:tab/><text:tab/><text:tab/>&lt;<text:span text:style-name="T28">amount</text:span>&gt;</text:p>
          <text:p text:style-name="P51">…</text:p>
        </text:list-item>
      </text:list>
      <text:h text:style-name="P32" text:outline-level="3"><text:tab/><text:tab/><text:span text:style-name="T6">Recipe instructions</text:span></text:h>
      <text:list text:style-name="L24">
        <text:list-item>
          <text:p text:style-name="P52">&lt;<text:span text:style-name="T29">simple</text:span><text:span text:style-name="T28"> instructions</text:span>&gt;</text:p>
        </text:list-item>
      </text:list>
      <text:p text:style-name="P53"><text:tab/><text:tab/><text:tab/>…</text:p>
      <text:h text:style-name="P30" text:outline-level="2">LUNCH</text:h>
      <text:p text:style-name="P31">&lt;brief name of the meal&gt;</text:p>
      <text:h text:style-name="P32" text:outline-level="3"><text:tab/><text:tab/><text:span text:style-name="T6">Meal summary</text:span></text:h>
      <text:list xml:id="list141712074173916" text:continue-list="list141711619999386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25">
        <text:list-item>
          <text:p text:style-name="P54">&lt;<text:span text:style-name="T28">product id</text:span>&gt;<text:tab/><text:tab/><text:tab/>&lt;<text:span text:style-name="T28">amount</text:span>&gt;</text:p>
          <text:p text:style-name="P54">…</text:p>
        </text:list-item>
      </text:list>
      <text:h text:style-name="P32" text:outline-level="3"><text:tab/><text:tab/><text:span text:style-name="T6">Recipe instructions</text:span></text:h>
      <text:list text:style-name="L26">
        <text:list-item>
          <text:p text:style-name="P55">&lt;<text:span text:style-name="T29">simple</text:span><text:span text:style-name="T28"> instructions</text:span>&gt;</text:p>
        </text:list-item>
      </text:list>
      <text:p text:style-name="P53"><text:tab/><text:tab/><text:tab/>…</text:p>
      <text:h text:style-name="P30" text:outline-level="2">DINNER</text:h>
      <text:p text:style-name="P31">&lt;brief name of the meal&gt;</text:p>
      <text:h text:style-name="P32" text:outline-level="3"><text:tab/><text:tab/><text:span text:style-name="T6">Meal summary</text:span></text:h>
      <text:list xml:id="list141712400555138" text:continue-list="list141712074173916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27">
        <text:list-item>
          <text:p text:style-name="P56">&lt;<text:span text:style-name="T28">product id</text:span>&gt;<text:tab/><text:tab/><text:tab/>&lt;<text:span text:style-name="T28">amount</text:span>&gt;</text:p>
          <text:p text:style-name="P56">…</text:p>
        </text:list-item>
      </text:list>
      <text:h text:style-name="P32" text:outline-level="3"><text:tab/><text:tab/><text:span text:style-name="T6">Recipe instructions</text:span></text:h>
      <text:list text:style-name="L28">
        <text:list-item>
          <text:p text:style-name="P57">&lt;<text:span text:style-name="T29">simple</text:span><text:span text:style-name="T28"> instructions</text:span>&gt;</text:p>
        </text:list-item>
      </text:list>
      <text:p text:style-name="P53"><text:tab/><text:tab/><text:tab/>…</text:p>
      <text:p text:style-name="P46"/>
      <text:h text:style-name="P47" text:outline-level="2"><text:tab/>Daily summary</text:h>
      <text:list text:style-name="L29">
        <text:list-header>
          <text:p text:style-name="P58">Daily calories:<text:tab/><text:tab/><text:tab/>&lt;daily calories&gt;</text:p>
          <text:p text:style-name="P58">Macro ratio (p/f/c):<text:tab/><text:tab/>&lt;prot&gt;/&lt;fat&gt;/&lt;carb&gt;</text:p>
        </text:list-header>
      </text:list>
      <text:p text:style-name="P46"/>
      <text:h text:style-name="P59" text:outline-level="1"><text:span text:style-name="T27">Thursday</text:span><text:tab/>[Day &lt;<text:span text:style-name="T27">n</text:span>&gt;<text:span text:style-name="T27">]</text:span></text:h>
      <text:p text:style-name="P29"/>
      <text:h text:style-name="P30" text:outline-level="2">BREAKFAST</text:h>
      <text:p text:style-name="P31">&lt;brief name of the meal&gt;</text:p>
      <text:h text:style-name="P32" text:outline-level="3"><text:tab/><text:tab/><text:span text:style-name="T6">Meal summary</text:span></text:h>
      <text:list xml:id="list141710585033072" text:continue-list="list141712400555138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30">
        <text:list-item>
          <text:p text:style-name="P60">&lt;<text:span text:style-name="T28">product id</text:span>&gt;<text:tab/><text:tab/><text:tab/>&lt;<text:span text:style-name="T28">amount</text:span>&gt;</text:p>
          <text:p text:style-name="P60">…</text:p>
        </text:list-item>
      </text:list>
      <text:h text:style-name="P32" text:outline-level="3"><text:tab/><text:tab/><text:span text:style-name="T6">Recipe instructions</text:span></text:h>
      <text:list text:style-name="L31">
        <text:list-item>
          <text:p text:style-name="P61">&lt;<text:span text:style-name="T29">simple</text:span><text:span text:style-name="T28"> instructions</text:span>&gt;</text:p>
          <text:p text:style-name="P61">…</text:p>
        </text:list-item>
      </text:list>
      <text:h text:style-name="P30" text:outline-level="2" text:is-list-header="true">SNACK</text:h>
      <text:p text:style-name="P31">&lt;brief name of the meal&gt;</text:p>
      <text:h text:style-name="P32" text:outline-level="3"><text:tab/><text:tab/><text:span text:style-name="T6">Meal summary</text:span></text:h>
      <text:list xml:id="list141712051999783" text:continue-list="list141710585033072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32">
        <text:list-item>
          <text:p text:style-name="P62">&lt;<text:span text:style-name="T28">product id</text:span>&gt;<text:tab/><text:tab/><text:tab/>&lt;<text:span text:style-name="T28">amount</text:span>&gt;</text:p>
          <text:p text:style-name="P62">…</text:p>
        </text:list-item>
      </text:list>
      <text:h text:style-name="P32" text:outline-level="3"><text:tab/><text:tab/><text:span text:style-name="T6">Recipe instructions</text:span></text:h>
      <text:list text:style-name="L33">
        <text:list-item>
          <text:p text:style-name="P63">&lt;<text:span text:style-name="T29">simple</text:span><text:span text:style-name="T28"> instructions</text:span>&gt;</text:p>
        </text:list-item>
      </text:list>
      <text:p text:style-name="P53"><text:tab/><text:tab/><text:tab/>…</text:p>
      <text:h text:style-name="P30" text:outline-level="2">LUNCH</text:h>
      <text:p text:style-name="P31">&lt;brief name of the meal&gt;</text:p>
      <text:h text:style-name="P32" text:outline-level="3"><text:tab/><text:tab/><text:span text:style-name="T6">Meal summary</text:span></text:h>
      <text:list xml:id="list141711772885452" text:continue-list="list141712051999783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34">
        <text:list-item>
          <text:p text:style-name="P64">&lt;<text:span text:style-name="T28">product id</text:span>&gt;<text:tab/><text:tab/><text:tab/>&lt;<text:span text:style-name="T28">amount</text:span>&gt;</text:p>
          <text:p text:style-name="P64">…</text:p>
        </text:list-item>
      </text:list>
      <text:h text:style-name="P32" text:outline-level="3"><text:tab/><text:tab/><text:span text:style-name="T6">Recipe instructions</text:span></text:h>
      <text:list text:style-name="L35">
        <text:list-item>
          <text:p text:style-name="P65">&lt;<text:span text:style-name="T29">simple</text:span><text:span text:style-name="T28"> instructions</text:span>&gt;</text:p>
        </text:list-item>
      </text:list>
      <text:p text:style-name="P53"><text:tab/><text:tab/><text:tab/>…</text:p>
      <text:h text:style-name="P30" text:outline-level="2">DINNER</text:h>
      <text:p text:style-name="P31">&lt;brief name of the meal&gt;</text:p>
      <text:h text:style-name="P32" text:outline-level="3"><text:tab/><text:tab/><text:span text:style-name="T6">Meal summary</text:span></text:h>
      <text:list xml:id="list141711843005135" text:continue-list="list141711772885452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36">
        <text:list-item>
          <text:p text:style-name="P66">&lt;<text:span text:style-name="T28">product id</text:span>&gt;<text:tab/><text:tab/><text:tab/>&lt;<text:span text:style-name="T28">amount</text:span>&gt;</text:p>
          <text:p text:style-name="P66">…</text:p>
        </text:list-item>
      </text:list>
      <text:h text:style-name="P32" text:outline-level="3"><text:tab/><text:tab/><text:span text:style-name="T6">Recipe instructions</text:span></text:h>
      <text:list text:style-name="L37">
        <text:list-item>
          <text:p text:style-name="P67">&lt;<text:span text:style-name="T29">simple</text:span><text:span text:style-name="T28"> instructions</text:span>&gt;</text:p>
        </text:list-item>
      </text:list>
      <text:p text:style-name="P53"><text:tab/><text:tab/><text:tab/>…</text:p>
      <text:p text:style-name="P46"/>
      <text:h text:style-name="P47" text:outline-level="2"><text:tab/>Daily summary</text:h>
      <text:list text:style-name="L38">
        <text:list-header>
          <text:p text:style-name="P68">Daily calories:<text:tab/><text:tab/><text:tab/>&lt;daily calories&gt;</text:p>
          <text:p text:style-name="P68">Macro ratio (p/f/c):<text:tab/><text:tab/>&lt;prot&gt;/&lt;fat&gt;/&lt;carb&gt;</text:p>
        </text:list-header>
      </text:list>
      <text:p text:style-name="P46"/>
      <text:h text:style-name="P59" text:outline-level="1"><text:span text:style-name="T27">Friday</text:span><text:tab/>[Day &lt;<text:span text:style-name="T27">n</text:span>&gt;<text:span text:style-name="T27">]</text:span></text:h>
      <text:p text:style-name="P29"/>
      <text:h text:style-name="P30" text:outline-level="2">BREAKFAST</text:h>
      <text:p text:style-name="P31">&lt;brief name of the meal&gt;</text:p>
      <text:h text:style-name="P32" text:outline-level="3"><text:tab/><text:tab/><text:span text:style-name="T6">Meal summary</text:span></text:h>
      <text:list xml:id="list141710547673550" text:continue-list="list141711843005135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39">
        <text:list-item>
          <text:p text:style-name="P69">&lt;<text:span text:style-name="T28">product id</text:span>&gt;<text:tab/><text:tab/><text:tab/>&lt;<text:span text:style-name="T28">amount</text:span>&gt;</text:p>
          <text:p text:style-name="P69">…</text:p>
        </text:list-item>
      </text:list>
      <text:h text:style-name="P32" text:outline-level="3"><text:tab/><text:tab/><text:span text:style-name="T6">Recipe instructions</text:span></text:h>
      <text:list text:style-name="L40">
        <text:list-item>
          <text:p text:style-name="P70">&lt;<text:span text:style-name="T29">simple</text:span><text:span text:style-name="T28"> instructions</text:span>&gt;</text:p>
          <text:p text:style-name="P70">…</text:p>
        </text:list-item>
      </text:list>
      <text:h text:style-name="P30" text:outline-level="2" text:is-list-header="true">SNACK</text:h>
      <text:p text:style-name="P31">&lt;brief name of the meal&gt;</text:p>
      <text:h text:style-name="P32" text:outline-level="3"><text:tab/><text:tab/><text:span text:style-name="T6">Meal summary</text:span></text:h>
      <text:list xml:id="list141711921115778" text:continue-list="list141710547673550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41">
        <text:list-item>
          <text:p text:style-name="P71">&lt;<text:span text:style-name="T28">product id</text:span>&gt;<text:tab/><text:tab/><text:tab/>&lt;<text:span text:style-name="T28">amount</text:span>&gt;</text:p>
          <text:p text:style-name="P71">…</text:p>
        </text:list-item>
      </text:list>
      <text:h text:style-name="P32" text:outline-level="3"><text:tab/><text:tab/><text:span text:style-name="T6">Recipe instructions</text:span></text:h>
      <text:list text:style-name="L42">
        <text:list-item>
          <text:p text:style-name="P72">&lt;<text:span text:style-name="T29">simple</text:span><text:span text:style-name="T28"> instructions</text:span>&gt;</text:p>
        </text:list-item>
      </text:list>
      <text:p text:style-name="P53"><text:tab/><text:tab/><text:tab/>…</text:p>
      <text:h text:style-name="P30" text:outline-level="2">LUNCH</text:h>
      <text:p text:style-name="P31">&lt;brief name of the meal&gt;</text:p>
      <text:h text:style-name="P32" text:outline-level="3"><text:tab/><text:tab/><text:span text:style-name="T6">Meal summary</text:span></text:h>
      <text:list xml:id="list141712560942285" text:continue-list="list141711921115778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43">
        <text:list-item>
          <text:p text:style-name="P73">&lt;<text:span text:style-name="T28">product id</text:span>&gt;<text:tab/><text:tab/><text:tab/>&lt;<text:span text:style-name="T28">amount</text:span>&gt;</text:p>
          <text:p text:style-name="P73">…</text:p>
        </text:list-item>
      </text:list>
      <text:h text:style-name="P32" text:outline-level="3"><text:tab/><text:tab/><text:span text:style-name="T6">Recipe instructions</text:span></text:h>
      <text:list text:style-name="L44">
        <text:list-item>
          <text:p text:style-name="P74">&lt;<text:span text:style-name="T29">simple</text:span><text:span text:style-name="T28"> instructions</text:span>&gt;</text:p>
        </text:list-item>
      </text:list>
      <text:p text:style-name="P53"><text:tab/><text:tab/><text:tab/>…</text:p>
      <text:h text:style-name="P30" text:outline-level="2">DINNER</text:h>
      <text:p text:style-name="P31">&lt;brief name of the meal&gt;</text:p>
      <text:h text:style-name="P32" text:outline-level="3"><text:tab/><text:tab/><text:span text:style-name="T6">Meal summary</text:span></text:h>
      <text:list xml:id="list141712454317639" text:continue-list="list141712560942285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45">
        <text:list-item>
          <text:p text:style-name="P75">&lt;<text:span text:style-name="T28">product id</text:span>&gt;<text:tab/><text:tab/><text:tab/>&lt;<text:span text:style-name="T28">amount</text:span>&gt;</text:p>
          <text:p text:style-name="P75">…</text:p>
        </text:list-item>
      </text:list>
      <text:h text:style-name="P32" text:outline-level="3"><text:tab/><text:tab/><text:span text:style-name="T6">Recipe instructions</text:span></text:h>
      <text:list text:style-name="L46">
        <text:list-item>
          <text:p text:style-name="P76">&lt;<text:span text:style-name="T29">simple</text:span><text:span text:style-name="T28"> instructions</text:span>&gt;</text:p>
        </text:list-item>
      </text:list>
      <text:p text:style-name="P53"><text:tab/><text:tab/><text:tab/>…</text:p>
      <text:p text:style-name="P46"/>
      <text:h text:style-name="P47" text:outline-level="2"><text:tab/>Daily summary</text:h>
      <text:list text:style-name="L47">
        <text:list-header>
          <text:p text:style-name="P77">Daily calories:<text:tab/><text:tab/><text:tab/>&lt;daily calories&gt;</text:p>
          <text:p text:style-name="P77">Macro ratio (p/f/c):<text:tab/><text:tab/>&lt;prot&gt;/&lt;fat&gt;/&lt;carb&gt;</text:p>
        </text:list-header>
      </text:list>
      <text:p text:style-name="P46"/>
      <text:h text:style-name="P59" text:outline-level="1"><text:span text:style-name="T27">Saturday</text:span><text:tab/>[Day &lt;<text:span text:style-name="T27">n</text:span>&gt;<text:span text:style-name="T27">]</text:span></text:h>
      <text:p text:style-name="P29"/>
      <text:h text:style-name="P30" text:outline-level="2">BREAKFAST</text:h>
      <text:p text:style-name="P31">&lt;brief name of the meal&gt;</text:p>
      <text:h text:style-name="P32" text:outline-level="3"><text:tab/><text:tab/><text:span text:style-name="T6">Meal summary</text:span></text:h>
      <text:list xml:id="list141711837541119" text:continue-list="list141712454317639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48">
        <text:list-item>
          <text:p text:style-name="P78">&lt;<text:span text:style-name="T28">product id</text:span>&gt;<text:tab/><text:tab/><text:tab/>&lt;<text:span text:style-name="T28">amount</text:span>&gt;</text:p>
          <text:p text:style-name="P78">…</text:p>
        </text:list-item>
      </text:list>
      <text:h text:style-name="P32" text:outline-level="3"><text:tab/><text:tab/><text:span text:style-name="T6">Recipe instructions</text:span></text:h>
      <text:list text:style-name="L49">
        <text:list-item>
          <text:p text:style-name="P79">&lt;<text:span text:style-name="T29">simple</text:span><text:span text:style-name="T28"> instructions</text:span>&gt;</text:p>
          <text:p text:style-name="P79">…</text:p>
        </text:list-item>
      </text:list>
      <text:h text:style-name="P30" text:outline-level="2" text:is-list-header="true">SNACK</text:h>
      <text:p text:style-name="P31">&lt;brief name of the meal&gt;</text:p>
      <text:h text:style-name="P32" text:outline-level="3"><text:tab/><text:tab/><text:span text:style-name="T6">Meal summary</text:span></text:h>
      <text:list xml:id="list141710886997249" text:continue-list="list141711837541119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50">
        <text:list-item>
          <text:p text:style-name="P80">&lt;<text:span text:style-name="T28">product id</text:span>&gt;<text:tab/><text:tab/><text:tab/>&lt;<text:span text:style-name="T28">amount</text:span>&gt;</text:p>
          <text:p text:style-name="P80">…</text:p>
        </text:list-item>
      </text:list>
      <text:h text:style-name="P32" text:outline-level="3"><text:tab/><text:tab/><text:span text:style-name="T6">Recipe instructions</text:span></text:h>
      <text:list text:style-name="L51">
        <text:list-item>
          <text:p text:style-name="P81">&lt;<text:span text:style-name="T29">simple</text:span><text:span text:style-name="T28"> instructions</text:span>&gt;</text:p>
        </text:list-item>
      </text:list>
      <text:p text:style-name="P53"><text:tab/><text:tab/><text:tab/>…</text:p>
      <text:h text:style-name="P30" text:outline-level="2">LUNCH</text:h>
      <text:p text:style-name="P31">&lt;brief name of the meal&gt;</text:p>
      <text:h text:style-name="P32" text:outline-level="3"><text:tab/><text:tab/><text:span text:style-name="T6">Meal summary</text:span></text:h>
      <text:list xml:id="list141711889886329" text:continue-list="list141710886997249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52">
        <text:list-item>
          <text:p text:style-name="P82">&lt;<text:span text:style-name="T28">product id</text:span>&gt;<text:tab/><text:tab/><text:tab/>&lt;<text:span text:style-name="T28">amount</text:span>&gt;</text:p>
          <text:p text:style-name="P82">…</text:p>
        </text:list-item>
      </text:list>
      <text:h text:style-name="P32" text:outline-level="3"><text:tab/><text:tab/><text:span text:style-name="T6">Recipe instructions</text:span></text:h>
      <text:list text:style-name="L53">
        <text:list-item>
          <text:p text:style-name="P83">&lt;<text:span text:style-name="T29">simple</text:span><text:span text:style-name="T28"> instructions</text:span>&gt;</text:p>
        </text:list-item>
      </text:list>
      <text:p text:style-name="P53"><text:tab/><text:tab/><text:tab/>…</text:p>
      <text:h text:style-name="P30" text:outline-level="2">DINNER</text:h>
      <text:p text:style-name="P31">&lt;brief name of the meal&gt;</text:p>
      <text:h text:style-name="P32" text:outline-level="3"><text:tab/><text:tab/><text:span text:style-name="T6">Meal summary</text:span></text:h>
      <text:list xml:id="list141710950483660" text:continue-list="list141711889886329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54">
        <text:list-item>
          <text:p text:style-name="P84">&lt;<text:span text:style-name="T28">product id</text:span>&gt;<text:tab/><text:tab/><text:tab/>&lt;<text:span text:style-name="T28">amount</text:span>&gt;</text:p>
          <text:p text:style-name="P84">…</text:p>
        </text:list-item>
      </text:list>
      <text:h text:style-name="P32" text:outline-level="3"><text:tab/><text:tab/><text:span text:style-name="T6">Recipe instructions</text:span></text:h>
      <text:list text:style-name="L55">
        <text:list-item>
          <text:p text:style-name="P85">&lt;<text:span text:style-name="T29">simple</text:span><text:span text:style-name="T28"> instructions</text:span>&gt;</text:p>
        </text:list-item>
      </text:list>
      <text:p text:style-name="P53"><text:tab/><text:tab/><text:tab/>…</text:p>
      <text:p text:style-name="P46"/>
      <text:h text:style-name="P47" text:outline-level="2"><text:tab/>Daily summary</text:h>
      <text:list text:style-name="L56">
        <text:list-header>
          <text:p text:style-name="P86">Daily calories:<text:tab/><text:tab/><text:tab/>&lt;daily calories&gt;</text:p>
          <text:p text:style-name="P86">Macro ratio (p/f/c):<text:tab/><text:tab/>&lt;prot&gt;/&lt;fat&gt;/&lt;carb&gt;</text:p>
        </text:list-header>
      </text:list>
      <text:p text:style-name="P46"/>
      <text:h text:style-name="P59" text:outline-level="1"><text:span text:style-name="T5">Sunday</text:span><text:tab/>[Day &lt;<text:span text:style-name="T27">n</text:span>&gt;<text:span text:style-name="T27">]</text:span></text:h>
      <text:p text:style-name="P29"/>
      <text:h text:style-name="P30" text:outline-level="2">BREAKFAST</text:h>
      <text:p text:style-name="P31">&lt;brief name of the meal&gt;</text:p>
      <text:h text:style-name="P32" text:outline-level="3"><text:tab/><text:tab/><text:span text:style-name="T6">Meal summary</text:span></text:h>
      <text:list xml:id="list141710724523360" text:continue-list="list141710950483660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57">
        <text:list-item>
          <text:p text:style-name="P87">&lt;<text:span text:style-name="T28">product id</text:span>&gt;<text:tab/><text:tab/><text:tab/>&lt;<text:span text:style-name="T28">amount</text:span>&gt;</text:p>
          <text:p text:style-name="P87">…</text:p>
        </text:list-item>
      </text:list>
      <text:h text:style-name="P32" text:outline-level="3"><text:tab/><text:tab/><text:span text:style-name="T6">Recipe instructions</text:span></text:h>
      <text:list text:style-name="L58">
        <text:list-item>
          <text:p text:style-name="P88">&lt;<text:span text:style-name="T29">simple</text:span><text:span text:style-name="T28"> instructions</text:span>&gt;</text:p>
          <text:p text:style-name="P88">…</text:p>
        </text:list-item>
      </text:list>
      <text:h text:style-name="P30" text:outline-level="2" text:is-list-header="true">SNACK</text:h>
      <text:p text:style-name="P31">&lt;brief name of the meal&gt;</text:p>
      <text:h text:style-name="P32" text:outline-level="3"><text:tab/><text:tab/><text:span text:style-name="T6">Meal summary</text:span></text:h>
      <text:list xml:id="list141711408101934" text:continue-list="list141710724523360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59">
        <text:list-item>
          <text:p text:style-name="P89">&lt;<text:span text:style-name="T28">product id</text:span>&gt;<text:tab/><text:tab/><text:tab/>&lt;<text:span text:style-name="T28">amount</text:span>&gt;</text:p>
          <text:p text:style-name="P89">…</text:p>
        </text:list-item>
      </text:list>
      <text:h text:style-name="P32" text:outline-level="3"><text:tab/><text:tab/><text:span text:style-name="T6">Recipe instructions</text:span></text:h>
      <text:list text:style-name="L60">
        <text:list-item>
          <text:p text:style-name="P90">&lt;<text:span text:style-name="T29">simple</text:span><text:span text:style-name="T28"> instructions</text:span>&gt;</text:p>
        </text:list-item>
      </text:list>
      <text:p text:style-name="P53"><text:tab/><text:tab/><text:tab/>…</text:p>
      <text:h text:style-name="P30" text:outline-level="2">LUNCH</text:h>
      <text:p text:style-name="P31">&lt;brief name of the meal&gt;</text:p>
      <text:h text:style-name="P32" text:outline-level="3"><text:tab/><text:tab/><text:span text:style-name="T6">Meal summary</text:span></text:h>
      <text:list xml:id="list141711728931232" text:continue-list="list141711408101934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61">
        <text:list-item>
          <text:p text:style-name="P91">&lt;<text:span text:style-name="T28">product id</text:span>&gt;<text:tab/><text:tab/><text:tab/>&lt;<text:span text:style-name="T28">amount</text:span>&gt;</text:p>
          <text:p text:style-name="P91">…</text:p>
        </text:list-item>
      </text:list>
      <text:h text:style-name="P32" text:outline-level="3"><text:tab/><text:tab/><text:span text:style-name="T6">Recipe instructions</text:span></text:h>
      <text:list text:style-name="L62">
        <text:list-item>
          <text:p text:style-name="P92">&lt;<text:span text:style-name="T29">simple</text:span><text:span text:style-name="T28"> instructions</text:span>&gt;</text:p>
        </text:list-item>
      </text:list>
      <text:p text:style-name="P53"><text:tab/><text:tab/><text:tab/>…</text:p>
      <text:h text:style-name="P30" text:outline-level="2">DINNER</text:h>
      <text:p text:style-name="P31">&lt;brief name of the meal&gt;</text:p>
      <text:h text:style-name="P32" text:outline-level="3"><text:tab/><text:tab/><text:span text:style-name="T6">Meal summary</text:span></text:h>
      <text:list text:continue-list="list141711728931232" text:style-name="L2">
        <text:list-header>
          <text:p text:style-name="P33">Meal calories:<text:tab/><text:tab/><text:tab/>&lt;meal calories&gt;</text:p>
          <text:p text:style-name="P33">Macro ratio (p/f/c):<text:tab/><text:tab/>&lt;prot&gt;/&lt;fat&gt;/&lt;carb&gt;</text:p>
        </text:list-header>
      </text:list>
      <text:h text:style-name="P32" text:outline-level="3"><text:tab/><text:tab/><text:span text:style-name="T6">Ingredients list</text:span></text:h>
      <text:list text:style-name="L63">
        <text:list-item>
          <text:p text:style-name="P93">&lt;<text:span text:style-name="T28">product id</text:span>&gt;<text:tab/><text:tab/><text:tab/>&lt;<text:span text:style-name="T28">amount</text:span>&gt;</text:p>
          <text:p text:style-name="P93">…</text:p>
        </text:list-item>
      </text:list>
      <text:h text:style-name="P32" text:outline-level="3"><text:tab/><text:tab/><text:span text:style-name="T6">Recipe instructions</text:span></text:h>
      <text:list text:style-name="L64">
        <text:list-item>
          <text:p text:style-name="P94">&lt;<text:span text:style-name="T29">simple</text:span><text:span text:style-name="T28"> instructions</text:span>&gt;</text:p>
        </text:list-item>
      </text:list>
      <text:p text:style-name="P53"><text:tab/><text:tab/><text:tab/>…</text:p>
      <text:p text:style-name="P46"/>
      <text:h text:style-name="P47" text:outline-level="2"><text:tab/>Daily summary</text:h>
      <text:list text:style-name="L65">
        <text:list-header>
          <text:p text:style-name="P95">Daily calories:<text:tab/><text:tab/><text:tab/>&lt;daily calories&gt;</text:p>
          <text:p text:style-name="P95">Macro ratio (p/f/c):<text:tab/><text:tab/>&lt;prot&gt;/&lt;fat&gt;/&lt;carb&gt;</text:p>
        </text:list-header>
      </text:list>
      <text:p text:style-name="P46"/>
      <text:h text:style-name="P96" text:outline-level="1" text:is-list-header="true">Weekly <text:span text:style-name="T1">summary</text:span></text:h>
      <text:p text:style-name="P8"/>
      <text:list text:style-name="L66">
        <text:list-header>
          <text:p text:style-name="P97">Weekly calories:<text:tab/><text:tab/><text:span text:style-name="T30">14443 </text:span><text:span text:style-name="T31">kcal</text:span></text:p>
          <text:p text:style-name="P98"><text:span text:style-name="T32">Macro ratio (p/f/c):<text:tab/><text:tab/></text:span><text:span text:style-name="T33">35</text:span><text:span text:style-name="T32">/</text:span><text:span text:style-name="T33">36</text:span><text:span text:style-name="T32">/</text:span><text:span text:style-name="T33">29</text:span></text:p>
        </text:list-header>
      </text:list>
      <text:p text:style-name="P99"/>
      <text:p text:style-name="P99">""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808080" loext:opacity="100%" officeooo:paragraph-rsid="003b46ee"/>
    </style:style>
    <style:style style:name="MP2" style:family="paragraph" style:parent-style-name="Footer">
      <style:text-properties fo:color="#808080" loext:opacity="100%" officeooo:rsid="00596867" officeooo:paragraph-rsid="00596867"/>
    </style:style>
    <style:style style:name="MT1" style:family="text">
      <style:text-properties officeooo:rsid="003b46ee"/>
    </style:style>
    <style:page-layout style:name="Mpm1">
      <style:page-layout-properties fo:page-width="8.2701in" fo:page-height="157.479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# example values are only </text:span>illustrative</text:p>
      </style:header>
      <style:footer>
        <text:p text:style-name="MP2"># """ is end sequenc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2:42:25.996543659</meta:creation-date>
    <meta:generator>LibreOffice/24.8.7.2$Linux_X86_64 LibreOffice_project/480$Build-2</meta:generator>
    <dc:date>2025-10-06T14:13:21.414949329</dc:date>
    <meta:editing-duration>PT1H54M20S</meta:editing-duration>
    <meta:editing-cycles>52</meta:editing-cycles>
    <meta:print-date>2025-10-06T14:13:41.262764666</meta:print-date>
    <meta:printed-by>PDF files</meta:printed-by>
    <meta:document-statistic meta:table-count="0" meta:image-count="0" meta:object-count="0" meta:page-count="1" meta:paragraph-count="360" meta:word-count="1215" meta:character-count="7982" meta:non-whitespace-character-count="6890"/>
  </office:meta>
</office:document-meta>
</file>